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2pt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00541666666667cm" style:use-optimal-column-width="true"/>
    </style:style>
    <style:style style:name="co6" style:family="table-column">
      <style:table-column-properties fo:break-before="auto" style:column-width="6.29708333333333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ABLE</text:p>
          </table:table-cell>
          <table:table-cell office:value-type="string" table:style-name="ce3">
            <text:p>ATTRIBUT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SIZE (Bytes)</text:p>
          </table:table-cell>
          <table:table-cell office:value-type="string" table:style-name="ce3">
            <text:p>PK/FK</text:p>
          </table:table-cell>
          <table:table-cell office:value-type="string" table:style-name="ce3">
            <text:p>CONSTRAINTS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13" table:style-name="ce26">
            <text:p>PERSON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Name</text:p>
          </table:table-cell>
          <table:table-cell office:value-type="string" office:string-value="VARCHAR (30)" table:formula="of:=&quot;VARCHAR (&quot;&amp;[.D3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Birth_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Race</text:p>
          </table:table-cell>
          <table:table-cell office:value-type="string" office:string-value="VARCHAR (15)" table:formula="of:=&quot;VARCHAR (&quot;&amp;[.D5]&amp;&quot;)&quot;" table:style-name="ce7">
            <text:p>VARCHAR (15)</text:p>
          </table:table-cell>
          <table:table-cell office:value-type="float" office:value="15" table:style-name="ce7">
            <text:p>15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Gender</text:p>
          </table:table-cell>
          <table:table-cell office:value-type="string" office:string-value="VARCHAR (10)" table:formula="of:=&quot;VARCHAR (&quot;&amp;[.D6]&amp;&quot;)&quot;" table:style-name="ce7">
            <text:p>VARCHAR (10)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Profession</text:p>
          </table:table-cell>
          <table:table-cell office:value-type="string" office:string-value="VARCHAR (20)" table:formula="of:=&quot;VARCHAR (&quot;&amp;[.D7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ddress</text:p>
          </table:table-cell>
          <table:table-cell office:value-type="string" office:string-value="VARCHAR (200)" table:formula="of:=&quot;VARCHAR (&quot;&amp;[.D8]&amp;&quot;)&quot;" table:style-name="ce7">
            <text:p>VARCHAR (200)</text:p>
          </table:table-cell>
          <table:table-cell office:value-type="float" office:value="200" table:style-name="ce7">
            <text:p>20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Email</text:p>
          </table:table-cell>
          <table:table-cell office:value-type="string" office:string-value="VARCHAR (50)" table:formula="of:=&quot;VARCHAR (&quot;&amp;[.D9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Home_Ph</text:p>
          </table:table-cell>
          <table:table-cell office:value-type="string" office:string-value="VARCHAR (20)" table:formula="of:=&quot;VARCHAR (&quot;&amp;[.D10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Work_Ph</text:p>
          </table:table-cell>
          <table:table-cell office:value-type="string" office:string-value="VARCHAR (20)" table:formula="of:=&quot;VARCHAR (&quot;&amp;[.D11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ell_ph</text:p>
          </table:table-cell>
          <table:table-cell office:value-type="string" office:string-value="VARCHAR (20)" table:formula="of:=&quot;VARCHAR (&quot;&amp;[.D12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Mailing_List</text:p>
          </table:table-cell>
          <table:table-cell office:value-type="string" table:style-name="ce7">
            <text:p>BIT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Org_Name</text:p>
          </table:table-cell>
          <table:table-cell office:value-type="string" office:string-value="VARCHAR (50)" table:formula="of:=&quot;VARCHAR (&quot;&amp;[.D14]&amp;&quot;)&quot;" table:style-name="ce7">
            <text:p>VARCHAR (50)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FK</text:p>
          </table:table-cell>
          <table:table-cell office:value-type="string" table:style-name="ce9">
            <text:p>NULL, References Organization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26">
            <text:p>CLIENT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10">
            <text:p>NOT NULL, References PERS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oc_Name</text:p>
          </table:table-cell>
          <table:table-cell office:value-type="string" office:string-value="VARCHAR (30)" table:formula="of:=&quot;VARCHAR (&quot;&amp;[.D16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oc_phone</text:p>
          </table:table-cell>
          <table:table-cell office:value-type="string" office:string-value="VARCHAR (20)" table:formula="of:=&quot;VARCHAR (&quot;&amp;[.D17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tt_Name</text:p>
          </table:table-cell>
          <table:table-cell office:value-type="string" office:string-value="VARCHAR (30)" table:formula="of:=&quot;VARCHAR (&quot;&amp;[.D18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tt_Phone</text:p>
          </table:table-cell>
          <table:table-cell office:value-type="string" office:string-value="VARCHAR (20)" table:formula="of:=&quot;VARCHAR (&quot;&amp;[.D19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Assigined_date</text:p>
          </table:table-cell>
          <table:table-cell office:value-type="string" table:style-name="ce9">
            <text:p>DATE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VOLUNTEER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10">
            <text:p>NOT NULL, References PERS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Joining_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raining_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Training_Location</text:p>
          </table:table-cell>
          <table:table-cell office:value-type="string" office:string-value="VARCHAR (50)" table:formula="of:=&quot;VARCHAR (&quot;&amp;[.D24]&amp;&quot;)&quot;" table:style-name="ce7">
            <text:p>VARCHAR (50)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EMPLOYEE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10">
            <text:p>NOT NULL, References PERS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Salary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Marital_Status</text:p>
          </table:table-cell>
          <table:table-cell office:value-type="string" office:string-value="VARCHAR (10)" table:formula="of:=&quot;VARCHAR (&quot;&amp;[.D27]&amp;&quot;)&quot;" table:style-name="ce7">
            <text:p>VARCHAR (10)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Hire_Date</text:p>
          </table:table-cell>
          <table:table-cell office:value-type="string" table:style-name="ce9">
            <text:p>DATE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6">
            <text:p>DONOR</text:p>
          </table:table-cell>
          <table:table-cell office:value-type="string" table:style-name="ce14">
            <text:p>SSN</text:p>
          </table:table-cell>
          <table:table-cell office:value-type="string" table:style-name="ce14">
            <text:p>INTEGER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PK, FK</text:p>
          </table:table-cell>
          <table:table-cell office:value-type="string" table:style-name="ce15">
            <text:p>NOT NULL, References PERSON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Anonymous</text:p>
          </table:table-cell>
          <table:table-cell office:value-type="string" table:style-name="ce9">
            <text:p>BIT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NOT NULL, DEFAULT 0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EMERG_CONTACT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10">
            <text:p>NOT NULL, References PERS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Name</text:p>
          </table:table-cell>
          <table:table-cell office:value-type="string" office:string-value="VARCHAR (30)" table:formula="of:=&quot;VARCHAR (&quot;&amp;[.D32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ontact_Info</text:p>
          </table:table-cell>
          <table:table-cell office:value-type="string" office:string-value="VARCHAR (300)" table:formula="of:=&quot;VARCHAR (&quot;&amp;[.D33]&amp;&quot;)&quot;" table:style-name="ce7">
            <text:p>VARCHAR (300)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PK</text:p>
          </table:table-cell>
          <table:table-cell office:value-type="string" table:style-name="ce16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Relationship</text:p>
          </table:table-cell>
          <table:table-cell office:value-type="string" office:string-value="VARCHAR (20)" table:formula="of:=&quot;VARCHAR (&quot;&amp;[.D34]&amp;&quot;)&quot;" table:style-name="ce7">
            <text:p>VARCHAR (20)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26">
            <text:p>INSURANCE_POLICY</text:p>
          </table:table-cell>
          <table:table-cell office:value-type="string" table:style-name="ce5">
            <text:p>Policy_Id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SSN</text:p>
          </table:table-cell>
          <table:table-cell office:value-type="string" table:style-name="ce7">
            <text:p>INTEGER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K</text:p>
          </table:table-cell>
          <table:table-cell office:value-type="string" table:style-name="ce16">
            <text:p>NOT NULL, References CLIENT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Provider_Id</text:p>
          </table:table-cell>
          <table:table-cell office:value-type="string" table:style-name="ce7">
            <text:p>INTEGER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Provider_Address</text:p>
          </table:table-cell>
          <table:table-cell office:value-type="string" office:string-value="VARCHAR (200)" table:formula="of:=&quot;VARCHAR (&quot;&amp;[.D38]&amp;&quot;)&quot;" table:style-name="ce7">
            <text:p>VARCHAR (200)</text:p>
          </table:table-cell>
          <table:table-cell office:value-type="float" office:value="200" table:style-name="ce7">
            <text:p>20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Policy_Type</text:p>
          </table:table-cell>
          <table:table-cell office:value-type="string" office:string-value="VARCHAR (10)" table:formula="of:=&quot;VARCHAR (&quot;&amp;[.D39]&amp;&quot;)&quot;" table:style-name="ce7">
            <text:p>VARCHAR (10)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string" table:style-name="ce9">
            <text:p>NOT NULL, Domain {Life, Health, Home, Auto}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6">
            <text:p>NEEDS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10">
            <text:p>References CLIENT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7">
            <text:p>Need_Type</text:p>
          </table:table-cell>
          <table:table-cell office:value-type="string" office:string-value="VARCHAR (20)" table:formula="of:=&quot;VARCHAR (&quot;&amp;[.D41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</text:p>
          </table:table-cell>
          <table:table-cell office:value-type="string" table:style-name="ce17">
            <text:p>NOT NULL, <text:s/>Domain {Visiting, Shopping, Transportation, House Keeping, Yard Work and Food}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Importance</text:p>
          </table:table-cell>
          <table:table-cell office:value-type="string" table:style-name="ce9">
            <text:p>INTEGER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9">
            <text:p>NOT NULL, Domain {1-10}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6">
            <text:p>TEAMS</text:p>
          </table:table-cell>
          <table:table-cell office:value-type="string" table:style-name="ce5">
            <text:p>Name</text:p>
          </table:table-cell>
          <table:table-cell office:value-type="string" office:string-value="VARCHAR (30)" table:formula="of:=&quot;VARCHAR (&quot;&amp;[.D43]&amp;&quot;)&quot;" table:style-name="ce7">
            <text:p>VARCHAR (30)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44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Formation_Date</text:p>
          </table:table-cell>
          <table:table-cell office:value-type="string" table:style-name="ce9">
            <text:p>DATE</text:p>
          </table:table-cell>
          <table:table-cell office:value-type="float" office:value="3" table:style-name="ce9">
            <text:p>3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EXPENSES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EMPLOYEE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Description</text:p>
          </table:table-cell>
          <table:table-cell office:value-type="string" office:string-value="VARCHAR (100)" table:formula="of:=&quot;VARCHAR (&quot;&amp;[.D49]&amp;&quot;)&quot;" table:style-name="ce7">
            <text:p>VARCHAR (100)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PK</text:p>
          </table:table-cell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5" table:style-name="ce26">
            <text:p>DONOR_DONATIONS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DONOR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53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54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26">
            <text:p>DONOR_DONATIONS_CHECK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number-columns-spanned="1" table:number-rows-spanned="5" table:style-name="ce27">
            <text:p>NOT NULL, References DONAR_DONATION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58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59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Check_No</text:p>
          </table:table-cell>
          <table:table-cell office:value-type="string" table:style-name="ce9">
            <text:p>INTEGER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26">
            <text:p>DONOR_DONATIONS_CARD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number-columns-spanned="1" table:number-rows-spanned="5" table:style-name="ce27">
            <text:p>NOT NULL, References DONAR_DONATION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64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65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rd_No</text:p>
          </table:table-cell>
          <table:table-cell office:value-type="string" office:string-value="VARCHAR (20)" table:formula="of:=&quot;VARCHAR (&quot;&amp;[.D66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rd_Type</text:p>
          </table:table-cell>
          <table:table-cell office:value-type="string" office:string-value="VARCHAR (10)" table:formula="of:=&quot;VARCHAR (&quot;&amp;[.D67]&amp;&quot;)&quot;" table:style-name="ce7">
            <text:p>VARCHAR (10)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Exp_Date</text:p>
          </table:table-cell>
          <table:table-cell office:value-type="string" office:string-value="VARCHAR (7)" table:formula="of:=&quot;VARCHAR (&quot;&amp;[.D68]&amp;&quot;)&quot;" table:style-name="ce7">
            <text:p>VARCHAR (7)</text:p>
          </table:table-cell>
          <table:table-cell office:value-type="float" office:value="7" table:style-name="ce9">
            <text:p>7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ORGANIZATION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69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</text:p>
          </table:table-cell>
          <table:table-cell office:value-type="string" table:style-name="ce5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Mailing_Address</text:p>
          </table:table-cell>
          <table:table-cell office:value-type="string" office:string-value="VARCHAR (200)" table:formula="of:=&quot;VARCHAR (&quot;&amp;[.D70]&amp;&quot;)&quot;" table:style-name="ce7">
            <text:p>VARCHAR (200)</text:p>
          </table:table-cell>
          <table:table-cell office:value-type="float" office:value="200" table:style-name="ce7">
            <text:p>20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Phone_No</text:p>
          </table:table-cell>
          <table:table-cell office:value-type="string" office:string-value="VARCHAR (20)" table:formula="of:=&quot;VARCHAR (&quot;&amp;[.D71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Contact_Person</text:p>
          </table:table-cell>
          <table:table-cell office:value-type="string" office:string-value="VARCHAR (30)" table:formula="of:=&quot;VARCHAR (&quot;&amp;[.D72]&amp;&quot;)&quot;" table:style-name="ce7">
            <text:p>VARCHAR (30)</text:p>
          </table:table-cell>
          <table:table-cell office:value-type="float" office:value="30" table:style-name="ce9">
            <text:p>3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6">
            <text:p>CHURCH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73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ORGANIZATION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Religious_Affiliation</text:p>
          </table:table-cell>
          <table:table-cell office:value-type="string" office:string-value="VARCHAR (50)" table:formula="of:=&quot;VARCHAR (&quot;&amp;[.D74]&amp;&quot;)&quot;" table:style-name="ce7">
            <text:p>VARCHAR (50)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BUSINESS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75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ORGANIZATI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Business_Type</text:p>
          </table:table-cell>
          <table:table-cell office:value-type="string" office:string-value="VARCHAR (20)" table:formula="of:=&quot;VARCHAR (&quot;&amp;[.D76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Size</text:p>
          </table:table-cell>
          <table:table-cell office:value-type="string" office:string-value="VARCHAR (20)" table:formula="of:=&quot;VARCHAR (&quot;&amp;[.D77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Company_Website</text:p>
          </table:table-cell>
          <table:table-cell office:value-type="string" office:string-value="VARCHAR (50)" table:formula="of:=&quot;VARCHAR (&quot;&amp;[.D78]&amp;&quot;)&quot;" table:style-name="ce7">
            <text:p>VARCHAR (50)</text:p>
          </table:table-cell>
          <table:table-cell office:value-type="float" office:value="50" table:style-name="ce9">
            <text:p>5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26">
            <text:p>ORG_DONATIONS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79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, FK</text:p>
          </table:table-cell>
          <table:table-cell office:value-type="string" table:number-columns-spanned="1" table:number-rows-spanned="5" table:style-name="ce27">
            <text:p>NOT NULL, References ORGANIZATION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82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83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Anonymous</text:p>
          </table:table-cell>
          <table:table-cell office:value-type="string" table:style-name="ce9">
            <text:p>BIT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NOT NULL, DEFAULT 0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6" table:style-name="ce26">
            <text:p>ORG_DONATIONS_CHECK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85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, FK</text:p>
          </table:table-cell>
          <table:table-cell office:value-type="string" table:number-columns-spanned="1" table:number-rows-spanned="5" table:style-name="ce27">
            <text:p>NOT NULL, References ORG_DONATION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88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89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Check_No</text:p>
          </table:table-cell>
          <table:table-cell office:value-type="string" table:style-name="ce9">
            <text:p>INTEGER</text:p>
          </table:table-cell>
          <table:table-cell office:value-type="float" office:value="4" table:style-name="ce9">
            <text:p>4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8" table:style-name="ce26">
            <text:p>ORG_DONATIONS_CARD</text:p>
          </table:table-cell>
          <table:table-cell office:value-type="string" table:style-name="ce5">
            <text:p>NAME</text:p>
          </table:table-cell>
          <table:table-cell office:value-type="string" office:string-value="VARCHAR (50)" table:formula="of:=&quot;VARCHAR (&quot;&amp;[.D91]&amp;&quot;)&quot;" table:style-name="ce7">
            <text:p>VARCHAR (50)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PK, FK</text:p>
          </table:table-cell>
          <table:table-cell office:value-type="string" table:number-columns-spanned="1" table:number-rows-spanned="5" table:style-name="ce27">
            <text:p>NOT NULL, References ORG_DONATION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7">
            <text:p>DATE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Amount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mpaign_Name</text:p>
          </table:table-cell>
          <table:table-cell office:value-type="string" office:string-value="VARCHAR (50)" table:formula="of:=&quot;VARCHAR (&quot;&amp;[.D94]&amp;&quot;)&quot;" table:style-name="ce7">
            <text:p>VARCHAR (50)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Type</text:p>
          </table:table-cell>
          <table:table-cell office:value-type="string" office:string-value="VARCHAR (20)" table:formula="of:=&quot;VARCHAR (&quot;&amp;[.D95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K, FK</text:p>
          </table:table-cell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rd_No</text:p>
          </table:table-cell>
          <table:table-cell office:value-type="string" office:string-value="VARCHAR (20)" table:formula="of:=&quot;VARCHAR (&quot;&amp;[.D96]&amp;&quot;)&quot;" table:style-name="ce7">
            <text:p>VARCHAR (20)</text:p>
          </table:table-cell>
          <table:table-cell office:value-type="float" office:value="20" table:style-name="ce7">
            <text:p>2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Card_Type</text:p>
          </table:table-cell>
          <table:table-cell office:value-type="string" office:string-value="VARCHAR (10)" table:formula="of:=&quot;VARCHAR (&quot;&amp;[.D97]&amp;&quot;)&quot;" table:style-name="ce7">
            <text:p>VARCHAR (10)</text:p>
          </table:table-cell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Exp_Date</text:p>
          </table:table-cell>
          <table:table-cell office:value-type="string" office:string-value="VARCHAR (7)" table:formula="of:=&quot;VARCHAR (&quot;&amp;[.D98]&amp;&quot;)&quot;" table:style-name="ce7">
            <text:p>VARCHAR (7)</text:p>
          </table:table-cell>
          <table:table-cell office:value-type="float" office:value="7" table:style-name="ce9">
            <text:p>7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6">
            <text:p>CARES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CLIENT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Name</text:p>
          </table:table-cell>
          <table:table-cell office:value-type="string" office:string-value="VARCHAR (30)" table:formula="of:=&quot;VARCHAR (&quot;&amp;[.D100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PK, FK</text:p>
          </table:table-cell>
          <table:table-cell office:value-type="string" table:style-name="ce7">
            <text:p>NOT NULL, References TEAM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Active</text:p>
          </table:table-cell>
          <table:table-cell office:value-type="string" table:style-name="ce9">
            <text:p>BIT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NOT NULL, DEFAULT 1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6">
            <text:p>SERVES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VOLUNTEER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Name</text:p>
          </table:table-cell>
          <table:table-cell office:value-type="string" office:string-value="VARCHAR (30)" table:formula="of:=&quot;VARCHAR (&quot;&amp;[.D103]&amp;&quot;)&quot;" table:style-name="ce7">
            <text:p>VARCHAR (30)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PK, FK</text:p>
          </table:table-cell>
          <table:table-cell office:value-type="string" table:style-name="ce7">
            <text:p>NOT NULL, References TEAM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Active</text:p>
          </table:table-cell>
          <table:table-cell office:value-type="string" table:style-name="ce9">
            <text:p>BIT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string" table:style-name="ce9">
            <text:p>NOT NULL, DEFAULT 1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WORK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ing SERVE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21">
            <text:p>Name</text:p>
          </table:table-cell>
          <table:table-cell office:value-type="string" office:string-value="VARCHAR (30)" table:formula="of:=&quot;VARCHAR (&quot;&amp;[.D106]&amp;&quot;)&quot;" table:style-name="ce7">
            <text:p>VARCHAR (30)</text:p>
          </table:table-cell>
          <table:table-cell office:value-type="float" office:value="30" table:style-name="ce21">
            <text:p>30</text:p>
          </table:table-cell>
          <table:table-cell office:value-type="string" table:style-name="ce21">
            <text:p>PK, FK</text:p>
          </table:table-cell>
          <table:table-cell office:value-type="string" table:style-name="ce21">
            <text:p>NOT NULL, References SERVE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Month</text:p>
          </table:table-cell>
          <table:table-cell office:value-type="string" office:string-value="VARCHAR (3)" table:formula="of:=&quot;VARCHAR (&quot;&amp;[.D107]&amp;&quot;)&quot;" table:style-name="ce7">
            <text:p>VARCHAR (3)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Hours</text:p>
          </table:table-cell>
          <table:table-cell office:value-type="string" table:style-name="ce7">
            <text:p>REAL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PK</text:p>
          </table:table-cell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6">
            <text:p>LEADER</text:p>
          </table:table-cell>
          <table:table-cell office:value-type="string" table:style-name="ce5">
            <text:p>SSN</text:p>
          </table:table-cell>
          <table:table-cell office:value-type="string" table:style-name="ce5">
            <text:p>INTEGER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ing SERVE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Name</text:p>
          </table:table-cell>
          <table:table-cell office:value-type="string" office:string-value="VARCHAR (30)" table:formula="of:=&quot;VARCHAR (&quot;&amp;[.D110]&amp;&quot;)&quot;" table:style-name="ce7">
            <text:p>VARCHAR (30)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PK, FK</text:p>
          </table:table-cell>
          <table:table-cell office:value-type="string" table:style-name="ce9">
            <text:p>NOT NULL, References SERVES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6">
            <text:p>SPONSOR</text:p>
          </table:table-cell>
          <table:table-cell office:value-type="string" table:style-name="ce5">
            <text:p>Team_Name</text:p>
          </table:table-cell>
          <table:table-cell office:value-type="string" office:string-value="VARCHAR (30)" table:formula="of:=&quot;VARCHAR (&quot;&amp;[.D111]&amp;&quot;)&quot;" table:style-name="ce7">
            <text:p>VARCHAR (30)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PK, FK</text:p>
          </table:table-cell>
          <table:table-cell office:value-type="string" table:style-name="ce5">
            <text:p>NOT NULL, References TEAMS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Org_Name</text:p>
          </table:table-cell>
          <table:table-cell office:value-type="string" office:string-value="VARCHAR (50)" table:formula="of:=&quot;VARCHAR (&quot;&amp;[.D112]&amp;&quot;)&quot;" table:style-name="ce21">
            <text:p>VARCHAR (50)</text:p>
          </table:table-cell>
          <table:table-cell office:value-type="float" office:value="50" table:style-name="ce9">
            <text:p>50</text:p>
          </table:table-cell>
          <table:table-cell office:value-type="string" table:style-name="ce9">
            <text:p>PK, FK</text:p>
          </table:table-cell>
          <table:table-cell office:value-type="string" table:style-name="ce9">
            <text:p>NOT NULL, References ORGANIZATION</text:p>
          </table:table-cell>
          <table:table-cell table:number-columns-repeated="16378"/>
        </table:table-row>
        <table:table-row table:style-name="ro2">
          <table:table-cell office:value-type="string" table:number-columns-spanned="1" table:number-rows-spanned="4" table:style-name="ce26">
            <text:p>REPORTS</text:p>
          </table:table-cell>
          <table:table-cell office:value-type="string" table:style-name="ce22">
            <text:p>Name</text:p>
          </table:table-cell>
          <table:table-cell office:value-type="string" office:string-value="VARCHAR (30)" table:formula="of:=&quot;VARCHAR (&quot;&amp;[.D113]&amp;&quot;)&quot;" table:style-name="ce23">
            <text:p>VARCHAR (30)</text:p>
          </table:table-cell>
          <table:table-cell office:value-type="float" office:value="30" table:style-name="ce22">
            <text:p>30</text:p>
          </table:table-cell>
          <table:table-cell office:value-type="string" table:style-name="ce22">
            <text:p>PK, FK</text:p>
          </table:table-cell>
          <table:table-cell office:value-type="string" table:style-name="ce22">
            <text:p>NOT NULL, References TEAM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SSN</text:p>
          </table:table-cell>
          <table:table-cell office:value-type="string" table:style-name="ce24">
            <text:p>INTEGER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NOT NULL, References EMPLOYEE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7">
            <text:p>Date</text:p>
          </table:table-cell>
          <table:table-cell office:value-type="string" table:style-name="ce24">
            <text:p>DATE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string" table:style-name="ce7">
            <text:p>NOT NULL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9">
            <text:p>Description</text:p>
          </table:table-cell>
          <table:table-cell office:value-type="string" office:string-value="VARCHAR (500)" table:formula="of:=&quot;VARCHAR (&quot;&amp;[.D116]&amp;&quot;)&quot;" table:style-name="ce25">
            <text:p>VARCHAR (500)</text:p>
          </table:table-cell>
          <table:table-cell office:value-type="float" office:value="500" table:style-name="ce9">
            <text:p>500</text:p>
          </table:table-cell>
          <table:table-cell table:style-name="ce9"/>
          <table:table-cell office:value-type="string" table:style-name="ce9">
            <text:p>NOT NULL</text:p>
          </table:table-cell>
          <table:table-cell table:number-columns-repeated="16378"/>
        </table:table-row>
        <table:table-row table:number-rows-repeated="10484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meta:initial-creator>Microsoft Office User</meta:initial-creator>
    <dc:creator>Microsoft Office User</dc:creator>
    <meta:creation-date>2021-04-14T20:24:54Z</meta:creation-date>
    <dc:date>2021-04-14T20:29:03Z</dc:date>
  </office:meta>
</office:document-meta>
</file>